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style:font-size-asian="10.5pt"/>
    </style:style>
    <style:style style:name="P2" style:family="paragraph" style:parent-style-name="Table_20_Contents">
      <style:paragraph-properties fo:line-height="200%" fo:text-align="start" style:justify-single-word="false"/>
      <style:text-properties style:font-name="Times New Roman" fo:language="es" fo:country="ES" officeooo:rsid="0014fde8" officeooo:paragraph-rsid="0014fde8" style:font-size-asian="10.5pt"/>
    </style:style>
    <style:style style:name="P3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14fde8" officeooo:paragraph-rsid="0014fde8" style:font-size-asian="10.5pt"/>
    </style:style>
    <style:style style:name="P4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19889a" officeooo:paragraph-rsid="0019889a" style:font-size-asian="10.5pt"/>
    </style:style>
    <style:style style:name="P5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1b139c" officeooo:paragraph-rsid="001b139c" style:font-size-asian="10.5pt"/>
    </style:style>
    <style:style style:name="P6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1c7113" officeooo:paragraph-rsid="001c7113" style:font-size-asian="10.5pt"/>
    </style:style>
    <style:style style:name="P7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242502" style:font-size-asian="10.5pt"/>
    </style:style>
    <style:style style:name="P8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264fce" officeooo:paragraph-rsid="00264fce" style:font-size-asian="10.5pt"/>
    </style:style>
    <style:style style:name="P9" style:family="paragraph" style:parent-style-name="Table_20_Contents">
      <style:paragraph-properties fo:line-height="200%" fo:text-align="center" style:justify-single-word="false"/>
      <style:text-properties style:font-name="Times New Roman" fo:language="es" fo:country="ES" officeooo:rsid="0028e7b5" officeooo:paragraph-rsid="0028e7b5" style:font-size-asian="10.5pt"/>
    </style:style>
    <style:style style:name="P10" style:family="paragraph" style:parent-style-name="Text_20_body">
      <style:paragraph-properties fo:line-height="200%"/>
      <style:text-properties style:font-name="Times New Roman" fo:language="es" fo:country="ES"/>
    </style:style>
    <style:style style:name="P11" style:family="paragraph" style:parent-style-name="Text_20_body">
      <style:paragraph-properties fo:line-height="200%" fo:text-align="start" style:justify-single-word="false"/>
      <style:text-properties style:font-name="Times New Roman" fo:font-size="12pt" fo:language="es" fo:country="ES" officeooo:rsid="0014fde8" officeooo:paragraph-rsid="0014fde8" style:font-size-asian="10.5pt"/>
    </style:style>
    <style:style style:name="P12" style:family="paragraph" style:parent-style-name="Text_20_body">
      <style:paragraph-properties fo:line-height="200%"/>
      <style:text-properties style:font-name="Times New Roman" fo:font-size="12pt" fo:language="es" fo:country="ES"/>
    </style:style>
    <style:style style:name="P13" style:family="paragraph" style:parent-style-name="Text_20_body">
      <style:paragraph-properties fo:line-height="200%"/>
      <style:text-properties style:font-name="Times New Roman" fo:font-size="12pt" fo:language="es" fo:country="ES" officeooo:rsid="00279d48" officeooo:paragraph-rsid="00279d48"/>
    </style:style>
    <style:style style:name="P14" style:family="paragraph" style:parent-style-name="Text_20_body">
      <style:paragraph-properties fo:line-height="200%"/>
      <style:text-properties style:font-name="Times New Roman" fo:font-size="12pt" fo:language="es" fo:country="ES" officeooo:rsid="002a0fb5" officeooo:paragraph-rsid="002a0fb5"/>
    </style:style>
    <style:style style:name="P15" style:family="paragraph" style:parent-style-name="Text_20_body">
      <style:paragraph-properties fo:line-height="200%"/>
      <style:text-properties style:font-name="Times New Roman" fo:font-size="12pt" fo:language="es" fo:country="ES" fo:font-style="normal" officeooo:rsid="002953fe" officeooo:paragraph-rsid="00279d48" style:font-style-asian="normal" style:font-style-complex="normal"/>
    </style:style>
    <style:style style:name="P16" style:family="paragraph" style:parent-style-name="Text_20_body">
      <style:paragraph-properties fo:line-height="200%"/>
      <style:text-properties style:font-name="Times New Roman" fo:font-size="12pt" fo:language="es" fo:country="ES" officeooo:rsid="002ca147" officeooo:paragraph-rsid="002ca147"/>
    </style:style>
    <style:style style:name="P17" style:family="paragraph" style:parent-style-name="Standard">
      <style:paragraph-properties fo:line-height="200%"/>
      <style:text-properties style:font-name="Times New Roman" fo:language="es" fo:country="ES" officeooo:rsid="0014a233" officeooo:paragraph-rsid="0014a233" style:font-size-asian="10.5pt"/>
    </style:style>
    <style:style style:name="P18" style:family="paragraph" style:parent-style-name="Standard">
      <style:paragraph-properties fo:line-height="200%" fo:text-align="center" style:justify-single-word="false"/>
      <style:text-properties style:font-name="Times New Roman" fo:language="es" fo:country="ES" officeooo:rsid="0014a233" officeooo:paragraph-rsid="0014a233" style:font-size-asian="10.5pt"/>
    </style:style>
    <style:style style:name="P19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4a233" officeooo:paragraph-rsid="0014a233" style:font-size-asian="10.5pt"/>
    </style:style>
    <style:style style:name="P20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4fde8" officeooo:paragraph-rsid="0014fde8" style:font-size-asian="10.5pt"/>
    </style:style>
    <style:style style:name="P21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9889a" officeooo:paragraph-rsid="0019889a" style:font-size-asian="10.5pt"/>
    </style:style>
    <style:style style:name="P22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c7113" officeooo:paragraph-rsid="001c7113" style:font-size-asian="10.5pt"/>
    </style:style>
    <style:style style:name="P23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0178b" officeooo:paragraph-rsid="0020178b" style:font-size-asian="10.5pt"/>
    </style:style>
    <style:style style:name="P24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140f1" officeooo:paragraph-rsid="002140f1" style:font-size-asian="10.5pt"/>
    </style:style>
    <style:style style:name="P25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paragraph-rsid="0014fde8"/>
    </style:style>
    <style:style style:name="P26" style:family="paragraph" style:parent-style-name="Standard">
      <style:paragraph-properties fo:line-height="200%" fo:text-align="start" style:justify-single-word="false"/>
      <style:text-properties style:font-name="Times New Roman" fo:font-size="12pt" fo:language="es" fo:country="ES" officeooo:paragraph-rsid="0014fde8"/>
    </style:style>
    <style:style style:name="P27" style:family="paragraph" style:parent-style-name="Standard">
      <style:paragraph-properties fo:line-height="200%" fo:text-align="start" style:justify-single-word="false"/>
      <style:text-properties style:font-name="Times New Roman" fo:font-size="12pt" fo:language="es" fo:country="ES" officeooo:rsid="00159292" officeooo:paragraph-rsid="00159292"/>
    </style:style>
    <style:style style:name="P28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cb161" officeooo:paragraph-rsid="002cb161" style:font-size-asian="10.5pt"/>
    </style:style>
    <style:style style:name="P29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140f1" officeooo:paragraph-rsid="002140f1" style:font-size-asian="10.5pt"/>
    </style:style>
    <style:style style:name="T1" style:family="text">
      <style:text-properties officeooo:rsid="0014fde8" style:font-size-asian="10.5pt"/>
    </style:style>
    <style:style style:name="T2" style:family="text">
      <style:text-properties fo:font-size="12pt"/>
    </style:style>
    <style:style style:name="T3" style:family="text">
      <style:text-properties officeooo:rsid="001b139c"/>
    </style:style>
    <style:style style:name="T4" style:family="text">
      <style:text-properties officeooo:rsid="00242502"/>
    </style:style>
    <style:style style:name="T5" style:family="text">
      <style:text-properties officeooo:rsid="00261765"/>
    </style:style>
    <style:style style:name="T6" style:family="text">
      <style:text-properties officeooo:rsid="00264fc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953f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953f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Olek Yardas</text:p>
      <text:p text:style-name="P17">SPN 217</text:p>
      <text:p text:style-name="P17">Yvette Aparico</text:p>
      <text:p text:style-name="P18">Tarea para 10/30/17</text:p>
      <text:p text:style-name="P18"/>
      <text:p text:style-name="P19">Mesa del vocabulario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saloncito</text:p>
          </table:table-cell>
          <table:table-cell table:style-name="Table1.A1" office:value-type="string">
            <text:p text:style-name="P3">amplio</text:p>
          </table:table-cell>
          <table:table-cell table:style-name="Table1.A1" office:value-type="string">
            <text:p text:style-name="P3">ventanal</text:p>
          </table:table-cell>
          <table:table-cell table:style-name="Table1.D1" office:value-type="string">
            <text:p text:style-name="P5">engañar</text:p>
          </table:table-cell>
        </table:table-row>
        <table:table-row>
          <table:table-cell table:style-name="Table1.A2" office:value-type="string">
            <text:p text:style-name="P4">asustar</text:p>
          </table:table-cell>
          <table:table-cell table:style-name="Table1.A2" office:value-type="string">
            <text:p text:style-name="P6">vencer</text:p>
          </table:table-cell>
          <table:table-cell table:style-name="Table1.A2" office:value-type="string">
            <text:p text:style-name="P7">alcanzar</text:p>
          </table:table-cell>
          <table:table-cell table:style-name="Table1.D2" office:value-type="string">
            <text:p text:style-name="P8">estremecer</text:p>
          </table:table-cell>
        </table:table-row>
        <table:table-row>
          <table:table-cell table:style-name="Table1.A2" office:value-type="string">
            <text:p text:style-name="P1"><text:s/><text:span text:style-name="T6">enloquecer</text:span></text:p>
          </table:table-cell>
          <table:table-cell table:style-name="Table1.A2" office:value-type="string">
            <text:p text:style-name="P9">tinieba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18"/>
      <text:p text:style-name="P25"><text:span text:style-name="T1">-</text:span><text:span text:style-name="T2">Describa las características del escenario y compare los cambios en el escenario con respecto al Acto I y II.</text:span></text:p>
      <text:p text:style-name="P27"><text:tab/>Hay muchas cosas fijos en el escenario del Acto III. Es como si el tiempo ha pausado.</text:p>
      <text:p text:style-name="P26"/>
      <text:p text:style-name="P20"/>
      <text:p text:style-name="P11">Comente los siguientes temas: </text:p>
      <text:p text:style-name="P12"><text:tab/>o Ignacio y su idea de “muerte” y “fe” </text:p>
      <text:p text:style-name="P14">“la muerte sea la única forma de conseguir la definitiva visión...”</text:p>
      <text:p text:style-name="P14"/>
      <text:p text:style-name="P12"><text:tab/>o el empleo de la luz en el escenario (descrito en la acotación durante el parlamento de Ignacio) y la función de este recurso </text:p>
      <text:p text:style-name="P12"><text:soft-page-break/>“<text:span text:style-name="T4">Ahora están brillando las estrellas con todo su esplendor, y que los videntes gozan de la maravilla de su presencia.”</text:span></text:p>
      <text:p text:style-name="P12">“<text:span text:style-name="T5">la esperanza de la luz”</text:span></text:p>
      <text:p text:style-name="P12">“<text:span text:style-name="T5">ciegos de la luz”</text:span></text:p>
      <text:p text:style-name="P13">(<text:span text:style-name="T7">La luz del escenario empieza a bajar</text:span><text:span text:style-name="T9">), (</text:span><text:span text:style-name="T7">El escenario está oscuro. Solo las estrellas brillan en la venta</text:span><text:span text:style-name="T8">na</text:span><text:span text:style-name="T10">).</text:span></text:p>
      <text:p text:style-name="P15">“Para nosotros todo es igual. La luz puede volver; puede ir sacando de la oscuridad las formas y los colores; puede dar a las cosas su plenitud de existencia. ¡”</text:p>
      <text:p text:style-name="P12"/>
      <text:p text:style-name="P12"><text:tab/>o Ignacio y su opinión de los compañeros de la escuela </text:p>
      <text:p text:style-name="P16">“estoy seguro de que la mayoría de los compañeros desea mi permanencia” <text:s/></text:p>
      <text:p text:style-name="P10"/>
      <text:p text:style-name="P10"/>
      <text:p text:style-name="P10">• <text:span text:style-name="T2">Caracterice a Carlos y a Ignacio hasta este punto en el drama. Al caracterizarlos, piense en su opinión de estos personajes durante los actos anteriores. Utilice los adjetivos o verbos que el dramaturgo emplea para describir a estos personajes. </text:span></text:p>
      <text:p text:style-name="P21">Carlos:</text:p>
      <text:p text:style-name="P21">jugando consigo mismo una partida, con la que intenta de su preocupación.</text:p>
      <text:p text:style-name="P21">Carlos oculta la cabeza entre las manos.</text:p>
      <text:p text:style-name="P21">Con ímpetu</text:p>
      <text:p text:style-name="P21">“<text:span text:style-name="T3">negar” (pg 96)</text:span></text:p>
      <text:p text:style-name="P22">en el colmo de la desperación</text:p>
      <text:p text:style-name="P22"><text:soft-page-break/>“¡<text:span text:style-name="T5">Basta! Luz, visión… Palabras vacías. ¡Nosotros estamos ciegos! ¿Entiendes?”</text:span></text:p>
      <text:p text:style-name="P28">Tenaz</text:p>
      <text:p text:style-name="P28">Con ligera aprensión en la voz.</text:p>
      <text:p text:style-name="P28">Sereno, tranquilo, cansado</text:p>
      <text:p text:style-name="P28"/>
      <text:p text:style-name="P28"/>
      <text:p text:style-name="P23">Ignacio:</text:p>
      <text:p text:style-name="P23">charlando con animación</text:p>
      <text:p text:style-name="P24">ardientemente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2:50:41.915942000</meta:creation-date>
    <dc:date>2017-10-29T16:00:08.712717000</dc:date>
    <meta:editing-duration>PT3H37M33S</meta:editing-duration>
    <meta:editing-cycles>15</meta:editing-cycles>
    <meta:generator>LibreOffice/5.2.5.1$MacOSX_X86_64 LibreOffice_project/0312e1a284a7d50ca85a365c316c7abbf20a4d22</meta:generator>
    <meta:document-statistic meta:table-count="1" meta:image-count="0" meta:object-count="0" meta:page-count="3" meta:paragraph-count="42" meta:word-count="301" meta:character-count="1774" meta:non-whitespace-character-count="1503"/>
  </office:meta>
</office:document-meta>
</file>